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19000004624D001787B0166DED.png" manifest:media-type="image/png"/>
  <manifest:file-entry manifest:full-path="Pictures/100BFDC5000129600001A4C00D7C0C721BDD9030.pdf" manifest:media-type="application/pdf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magine1" text:anchor-type="char" svg:width="17.59cm" svg:height="24.887cm" draw:z-index="0"><draw:image xlink:href="Pictures/100BFDC5000129600001A4C00D7C0C721BDD9030.pdf" xlink:type="simple" xlink:show="embed" xlink:actuate="onLoad" draw:mime-type="application/pdf"/><draw:image xlink:href="Pictures/1000000100000319000004624D001787B0166DED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4T22:12:13.610773218</meta:creation-date>
    <dc:date>2022-09-24T22:13:04.992770547</dc:date>
    <meta:editing-duration>PT52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7.3.6.2$Linux_X86_64 LibreOffice_project/30$Build-2</meta:generator>
  </office:meta>
</office:document-meta>
</file>